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h text:style-name="Heading_20_1" text:outline-level="1">Expressions - expresii</text:h>
      <text:p text:style-name="First_20_paragraph">Afirmațiile sunt construite din mai multe expresii.</text:p>
      <text:p text:style-name="Text_20_body">În cazul afirmației de mai jos:</text:p>
      <text:p text:style-name="P1">var a = b * 3;</text:p>
      <text:list text:style-name="L1">
        <text:list-item>
          <text:p text:style-name="P2"><text:span text:style-name="T1">3</text:span> este <text:span text:style-name="T2">valoarea</text:span><text:span text:style-name="T3"> </text:span><text:span text:style-name="T4">unei</text:span><text:span text:style-name="T5"> </text:span><text:span text:style-name="T6">expresii</text:span><text:span text:style-name="T7"> </text:span><text:span text:style-name="T8">literale</text:span> - <text:span text:style-name="T9">literal</text:span><text:span text:style-name="T10"> </text:span><text:span text:style-name="T11">value</text:span><text:span text:style-name="T12"> </text:span><text:span text:style-name="T13">expression</text:span>;</text:p>
        </text:list-item>
        <text:list-item>
          <text:p text:style-name="P2"><text:span text:style-name="T14">b</text:span> este o <text:span text:style-name="T15">expresie</text:span><text:span text:style-name="T16"> </text:span><text:span text:style-name="T17">a</text:span><text:span text:style-name="T18"> </text:span><text:span text:style-name="T19">unei</text:span><text:span text:style-name="T20"> </text:span><text:span text:style-name="T21">variabile</text:span> - <text:span text:style-name="T22">variable</text:span><text:span text:style-name="T23"> </text:span><text:span text:style-name="T24">expression</text:span> însemnând că are nevoie să-și aducă valoarea</text:p>
        </text:list-item>
        <text:list-item>
          <text:p text:style-name="P2"><text:span text:style-name="T25">b * 3</text:span> este o <text:span text:style-name="T26">expresie</text:span><text:span text:style-name="T27"> </text:span><text:span text:style-name="T28">aritmetică</text:span> - <text:span text:style-name="T29">arithmetic</text:span><text:span text:style-name="T30"> </text:span><text:span text:style-name="T31">expression</text:span>, care are de făcut o operațiune de înmulțire</text:p>
        </text:list-item>
        <text:list-item>
          <text:p text:style-name="P2"><text:span text:style-name="T32">var a = b * 3</text:span> este o <text:span text:style-name="T33">expresie</text:span><text:span text:style-name="T34"> </text:span><text:span text:style-name="T35">de</text:span><text:span text:style-name="T36"> </text:span><text:span text:style-name="T37">atribuire</text:span> ceea ce înseamnă atribuirea rezultatului b * 3 variabilei a</text:p>
        </text:list-item>
      </text:list>
      <text:h text:style-name="Heading_20_2" text:outline-level="2">O expresie afirmație - expression statement</text:h>
      <text:p text:style-name="First_20_paragraph">este o expresie de sine stătătoare precum</text:p>
      <text:p text:style-name="P3">a * 4;</text:p>
      <text:p text:style-name="First_20_paragraph">dar care nu prea este utilă în s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